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CMPSC380<text:tab/>Lab 5</text:p>
      </style:header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2-28T16:13:11</meta:creation-date>
    <dc:date>2013-02-28T16:14:29</dc:date>
    <dc:creator>Braden Licastro</dc:creator>
    <meta:editing-duration>PT1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" meta:word-count="11" meta:character-count="50" meta:non-whitespace-character-count="42"/>
  </office:meta>
</office:document-meta>
</file>